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6.064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12.116cm"/>
    </style:style>
    <style:style style:name="co9" style:family="table-column">
      <style:table-column-properties fo:break-before="auto" style:column-width="12.395cm"/>
    </style:style>
    <style:style style:name="ro13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2cm" fo:break-before="auto" style:use-optimal-row-height="true"/>
    </style:style>
    <style:style style:name="ro3" style:family="table-row">
      <style:table-row-properties style:row-height="0.69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11.425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2.473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L2">
      <style:table-cell-properties style:text-align-source="value-type" style:repeat-content="false" style:vertical-align="middle"/>
      <style:paragraph-properties fo:margin-left="0cm"/>
    </style:style>
    <style:style style:name="ce2" style:family="table-cell" style:parent-style-name="L3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L4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L4">
      <style:table-cell-properties style:vertical-align="middle"/>
      <style:paragraph-properties fo:margin-left="0cm"/>
    </style:style>
    <style:style style:name="ce5" style:family="table-cell" style:parent-style-name="L4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L5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7" style:family="table-cell" style:parent-style-name="L5">
      <style:table-cell-properties style:text-align-source="value-type" style:repeat-content="false" style:vertical-align="middle"/>
      <style:paragraph-properties fo:margin-left="0cm"/>
    </style:style>
    <style:style style:name="ce8" style:family="table-cell" style:parent-style-name="L5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L5">
      <style:table-cell-properties style:vertical-align="middle"/>
    </style:style>
    <style:style style:name="ce10" style:family="table-cell" style:parent-style-name="L5">
      <style:table-cell-properties style:text-align-source="fix" style:repeat-content="false" style:rotation-angle="9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L5">
      <style:table-cell-properties style:text-align-source="value-type" style:repeat-content="false"/>
      <style:paragraph-properties fo:margin-left="0cm"/>
    </style:style>
    <style:style style:name="ce13" style:family="table-cell" style:parent-style-name="L6">
      <style:table-cell-properties style:text-align-source="value-type" style:repeat-content="false" style:vertical-align="middle"/>
      <style:paragraph-properties fo:margin-left="0cm"/>
    </style:style>
    <style:style style:name="ce14" style:family="table-cell" style:parent-style-name="L6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L6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L6">
      <style:table-cell-properties style:vertical-align="middle"/>
    </style:style>
    <style:style style:name="ce17" style:family="table-cell" style:parent-style-name="L6">
      <style:table-cell-properties style:text-align-source="value-type" style:repeat-content="false" style:vertical-align="middle"/>
      <style:paragraph-properties fo:margin-left="0cm"/>
      <style:text-properties fo:font-size="16pt" style:font-size-asian="16pt" style:font-size-complex="16pt"/>
    </style:style>
    <style:style style:name="ce18" style:family="table-cell" style:parent-style-name="L6">
      <style:table-cell-properties style:text-align-source="value-type" style:repeat-content="false"/>
      <style:paragraph-properties fo:margin-left="0cm"/>
    </style:style>
    <style:style style:name="ce19" style:family="table-cell" style:parent-style-name="L7">
      <style:table-cell-properties style:text-align-source="value-type" style:repeat-content="false" style:vertical-align="middle"/>
      <style:paragraph-properties fo:margin-left="0cm"/>
      <style:text-properties fo:font-style="normal" style:font-style-asian="normal" style:font-style-complex="normal"/>
    </style:style>
    <style:style style:name="ce20" style:family="table-cell" style:parent-style-name="L7">
      <style:table-cell-properties style:text-align-source="value-type" style:repeat-content="false" style:vertical-align="middle"/>
      <style:paragraph-properties fo:margin-left="0cm"/>
    </style:style>
    <style:style style:name="ce21" style:family="table-cell" style:parent-style-name="L7">
      <style:table-cell-properties style:text-align-source="fix" style:repeat-content="false" style:vertical-align="middle"/>
      <style:paragraph-properties fo:text-align="start" fo:margin-left="0cm"/>
    </style:style>
    <style:style style:name="ce22" style:family="table-cell" style:parent-style-name="L7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L7">
      <style:table-cell-properties style:text-align-source="value-type" style:repeat-content="false" style:vertical-align="middle"/>
      <style:paragraph-properties fo:margin-left="0cm"/>
      <style:text-properties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Consolas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L7">
      <style:table-cell-properties style:vertical-align="middle"/>
    </style:style>
    <style:style style:name="ce25" style:family="table-cell" style:parent-style-name="L7">
      <style:table-cell-properties style:text-align-source="value-type" style:repeat-content="false"/>
      <style:paragraph-properties fo:margin-left="0cm"/>
    </style:style>
    <style:style style:name="ce26" style:family="table-cell" style:parent-style-name="L8">
      <style:table-cell-properties style:text-align-source="value-type" style:repeat-content="false" style:vertical-align="middle"/>
      <style:paragraph-properties fo:margin-left="0cm"/>
    </style:style>
    <style:style style:name="ce27" style:family="table-cell" style:parent-style-name="L8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L8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L8">
      <style:table-cell-properties style:vertical-align="middle"/>
      <style:paragraph-properties fo:margin-left="0cm"/>
    </style:style>
    <style:style style:name="ce30" style:family="table-cell" style:parent-style-name="L8">
      <style:table-cell-properties style:vertical-align="middle"/>
    </style:style>
    <style:style style:name="ce31" style:family="table-cell" style:parent-style-name="L8">
      <style:table-cell-properties style:text-align-source="value-type" style:repeat-content="false"/>
      <style:paragraph-properties fo:margin-left="0cm"/>
    </style:style>
    <style:style style:name="ce32" style:family="table-cell" style:parent-style-name="L9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L9">
      <style:table-cell-properties style:text-align-source="value-type" style:repeat-content="false" style:vertical-align="middle"/>
      <style:paragraph-properties fo:margin-left="0cm"/>
    </style:style>
    <style:style style:name="ce34" style:family="table-cell" style:parent-style-name="L9">
      <style:table-cell-properties style:vertical-align="middle"/>
    </style:style>
    <style:style style:name="ce35" style:family="table-cell" style:parent-style-name="L9">
      <style:table-cell-properties style:text-align-source="fix" style:repeat-content="false" style:vertical-align="middle"/>
      <style:paragraph-properties fo:text-align="start" fo:margin-left="0cm"/>
    </style:style>
    <style:style style:name="ce36" style:family="table-cell" style:parent-style-name="L9">
      <style:table-cell-properties style:text-align-source="value-type" style:repeat-content="false"/>
      <style:paragraph-properties fo:margin-left="0cm"/>
    </style:style>
    <style:style style:name="ce37" style:family="table-cell" style:parent-style-name="L10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L10">
      <style:table-cell-properties style:vertical-align="middle"/>
    </style:style>
    <style:style style:name="ce39" style:family="table-cell" style:parent-style-name="L5">
      <style:table-cell-properties style:text-align-source="fix" style:repeat-content="false"/>
      <style:paragraph-properties fo:text-align="justify" fo:margin-left="0cm"/>
    </style:style>
    <style:style style:name="ce40" style:family="table-cell" style:parent-style-name="L10">
      <style:table-cell-properties style:text-align-source="value-type" style:repeat-content="false"/>
      <style:paragraph-properties fo:margin-left="0cm"/>
    </style:style>
    <style:style style:name="ce41" style:family="table-cell" style:parent-style-name="L8">
      <style:text-properties style:text-outline="false" style:text-line-through-style="none" style:font-name="Segoe U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Segoe UI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Mapping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Segoe UI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Mapping">
      <style:table-cell-properties style:text-align-source="value-type" style:repeat-content="false"/>
      <style:paragraph-properties fo:margin-left="0cm"/>
    </style:style>
    <style:style style:name="ce44" style:family="table-cell" style:parent-style-name="L2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Mapping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L5">
      <style:table-cell-properties fo:wrap-option="wrap"/>
      <style:paragraph-properties fo:margin-left="0cm"/>
    </style:style>
    <style:style style:name="ce47" style:family="table-cell" style:parent-style-name="Mapping">
      <style:table-cell-properties style:vertical-align="middle"/>
    </style:style>
    <style:style style:name="ce48" style:family="table-cell" style:parent-style-name="L6">
      <style:table-cell-properties fo:wrap-option="wrap"/>
    </style:style>
    <style:style style:name="ce49" style:family="table-cell" style:parent-style-name="L5">
      <style:table-cell-properties fo:wrap-option="wrap"/>
    </style:style>
    <style:style style:name="ce50" style:family="table-cell" style:parent-style-name="L4">
      <style:paragraph-properties fo:margin-left="0cm"/>
    </style:style>
    <style:style style:name="ce51" style:family="table-cell" style:parent-style-name="L5">
      <style:paragraph-properties fo:margin-left="0cm"/>
    </style:style>
    <style:style style:name="ce52" style:family="table-cell" style:parent-style-name="L3">
      <style:table-cell-properties fo:wrap-option="wrap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L1"/>
        <table:table-column table:style-name="co3" table:default-cell-style-name="L2"/>
        <table:table-column table:style-name="co3" table:default-cell-style-name="L3"/>
        <table:table-column table:style-name="co3" table:default-cell-style-name="L4"/>
        <table:table-column table:style-name="co3" table:default-cell-style-name="L5"/>
        <table:table-column table:style-name="co3" table:default-cell-style-name="L6"/>
        <table:table-column table:style-name="co3" table:default-cell-style-name="L7"/>
        <table:table-column table:style-name="co4" table:default-cell-style-name="L8"/>
        <table:table-column table:style-name="co3" table:default-cell-style-name="L9"/>
        <table:table-column table:style-name="co5" table:default-cell-style-name="L10"/>
        <table:table-column table:style-name="co6" table:default-cell-style-name="Mapping"/>
        <table:table-column table:style-name="co7" table:default-cell-style-name="Mapping"/>
        <table:table-column table:style-name="co9" table:default-cell-style-name="Mapping"/>
        <table:table-column table:style-name="co9" table:default-cell-style-name="Default"/>
        <table:table-row table:style-name="ro2">
          <table:table-cell office:value-type="string" table:number-columns-spanned="10" table:number-rows-spanned="1">
            <text:p>RegistreringType</text:p>
          </table:table-cell>
          <table:covered-table-cell table:number-columns-repeated="9"/>
          <table:table-cell table:style-name="Heading" office:value-type="string">
            <text:p>E&amp;M</text:p>
          </table:table-cell>
          <table:table-cell table:style-name="Heading" office:value-type="string">
            <text:p>DPR</text:p>
          </table:table-cell>
          <table:table-cell table:style-name="Heading" office:value-type="string">
            <text:p>KMD</text:p>
          </table:table-cell>
          <table:table-cell table:style-name="Heading" office:value-type="string">
            <text:p>CPR Direct</text:p>
          </table:table-cell>
        </table:table-row>
        <table:table-row table:style-name="ro3">
          <table:table-cell/>
          <table:table-cell office:value-type="string" table:number-columns-spanned="12" table:number-rows-spanned="1">
            <text:p>AktoerRef</text:p>
          </table:table-cell>
          <table:covered-table-cell table:number-columns-repeated="11"/>
          <table:table-cell table:style-name="L2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</text:p>
          </table:table-cell>
          <table:covered-table-cell table:number-columns-repeated="7"/>
          <table:table-cell office:value-type="string">
            <text:p>{F2B564A4-CB97-4984-990C-39A5F010BDE3}</text:p>
          </table:table-cell>
          <table:table-cell table:style-name="ce45" office:value-type="string">
            <text:p>{4A953CF9-B4C1-4ce9-BF09-2BF655DC61C7}</text:p>
          </table:table-cell>
          <table:table-cell office:value-type="string">
            <text:p>{A4E9B3E0-275F-4b76-AADB-4398AA56B871}</text:p>
          </table:table-cell>
          <table:table-cell table:style-name="Mapping" office:value-type="string">
            <text:p>{2B2C1518-F466-491F-8149-57AFEF48CC01}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ItemElementName</text:p>
          </table:table-cell>
          <table:covered-table-cell table:number-columns-repeated="7"/>
          <table:table-cell table:number-columns-repeated="3" office:value-type="string">
            <text:p>UUID</text:p>
          </table:table-cell>
          <table:table-cell table:style-name="Mapping" office:value-type="string">
            <text:p>UUID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Attribut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Egenskab</text:p>
          </table:table-cell>
          <table:covered-table-cell table:number-columns-repeated="10"/>
          <table:covered-table-cell table:style-name="Mapping"/>
        </table:table-row>
        <table:table-row table:style-name="ro4">
          <table:table-cell table:number-columns-repeated="3"/>
          <table:table-cell office:value-type="string" table:number-columns-spanned="7" table:number-rows-spanned="1">
            <text:p>AndreAdresser</text:p>
          </table:table-cell>
          <table:covered-table-cell table:number-columns-repeated="6"/>
          <table:table-cell table:style-name="ce4" office:value-type="string">
            <text:p>Null</text:p>
          </table:table-cell>
          <table:table-cell table:style-name="L4" office:value-type="string">
            <text:p>(DTPERSBO by PNR where ANNKOR is null with highest TILFDTO)</text:p>
          </table:table-cell>
          <table:table-cell table:number-columns-repeated="2" table:style-name="L4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6" office:value-type="string" table:number-columns-spanned="6" table:number-rows-spanned="1">
            <text:p>VerdenAdresseType</text:p>
          </table:table-cell>
          <table:covered-table-cell table:number-columns-repeated="5"/>
          <table:table-cell table:style-name="L5" office:value-type="string">
            <text:p>(N/A)</text:p>
          </table:table-cell>
          <table:table-cell table:style-name="L5"/>
          <table:table-cell table:number-columns-repeated="2"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ForeignAddressStructure</text:p>
          </table:table-cell>
          <table:covered-table-cell table:number-columns-repeated="4"/>
          <table:table-cell table:style-name="L6" office:value-type="string">
            <text:p>(N/A)</text:p>
          </table:table-cell>
          <table:table-cell table:style-name="L6"/>
          <table:table-cell table:number-columns-repeated="2" table:style-name="L6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 office:value-type="string" table:number-columns-spanned="4" table:number-rows-spanned="1">
            <text:p>CountryIdentificationCode</text:p>
          </table:table-cell>
          <table:covered-table-cell table:number-columns-repeated="3"/>
          <table:table-cell table:style-name="L7" office:value-type="string">
            <text:p>(N/A)</text:p>
          </table:table-cell>
          <table:table-cell table:style-name="L7"/>
          <table:table-cell table:number-columns-repeated="2" table:style-name="L7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6" office:value-type="string" table:number-columns-spanned="3" table:number-rows-spanned="1">
            <text:p>cod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6" office:value-type="string" table:number-columns-spanned="3" table:number-rows-spanned="1">
            <text:p>scheme</text:p>
          </table:table-cell>
          <table:covered-table-cell table:number-columns-repeated="2"/>
          <table:table-cell office:value-type="string">
            <text:p>(N/A)</text:p>
          </table:table-cell>
          <table:table-cell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LocationDescriptionText</text:p>
          </table:table-cell>
          <table:covered-table-cell table:number-columns-repeated="3"/>
          <table:table-cell office:value-type="string">
            <text:p>(N/A)</text:p>
          </table:table-cell>
          <table:table-cell table:style-name="ce45" office:value-type="string">
            <text:p>DTPERSBO.LOKAL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alAddressFirst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1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alAddressSecon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2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alAddressThird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3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alAddressFour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4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6"/>
          <table:table-cell table:style-name="ce21" office:value-type="string" table:number-columns-spanned="4" table:number-rows-spanned="1">
            <text:p>PostalAddressFifthLineText</text:p>
          </table:table-cell>
          <table:covered-table-cell table:number-columns-repeated="3"/>
          <table:table-cell office:value-type="string">
            <text:p>(N/A)</text:p>
          </table:table-cell>
          <table:table-cell office:value-type="string">
            <text:p>DTPERSBO.SUPLADR5</text:p>
          </table:table-cell>
          <table:table-cell office:value-type="string">
            <text:p>(N/A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BirthDate</text:p>
          </table:table-cell>
          <table:covered-table-cell table:number-columns-repeated="6"/>
          <table:table-cell office:value-type="string">
            <text:p>date(JY64000V.FODSEL_DATO,JY64000V.FODSEL_UM)</text:p>
          </table:table-cell>
          <table:table-cell office:value-type="string">
            <text:p>DTTOTAL.FOEDDTO</text:p>
          </table:table-cell>
          <table:table-cell office:value-type="string">
            <text:p>AS78207.DFOEDS</text:p>
          </table:table-cell>
          <table:table-cell table:style-name="Mapping" office:value-type="string">
            <text:p>Date(PersonInformation.BirthDate, BirthdateUncertainty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FoedestedNavn</text:p>
          </table:table-cell>
          <table:covered-table-cell table:number-columns-repeated="6"/>
          <table:table-cell office:value-type="string">
            <text:p>JY64000V.FODESTED_TEKST</text:p>
          </table:table-cell>
          <table:table-cell office:value-type="string">
            <text:p>DTTOTAL.FREGSTED</text:p>
          </table:table-cell>
          <table:table-cell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5">
          <table:table-cell table:number-columns-repeated="3"/>
          <table:table-cell office:value-type="string" table:number-columns-spanned="7" table:number-rows-spanned="1">
            <text:p>FoedselsregistreringMyndighedNavn</text:p>
          </table:table-cell>
          <table:covered-table-cell table:number-columns-repeated="6"/>
          <table:table-cell office:value-type="string">
            <text:p>AA74000V.MYNDIGHED_NAVN</text:p>
          </table:table-cell>
          <table:table-cell office:value-type="string">
            <text:p>DTTOTAL.FMTXT</text:p>
          </table:table-cell>
          <table:table-cell office:value-type="string">
            <text:p>Null</text:p>
          </table:table-cell>
          <table:table-cell table:style-name="Mapping" office:value-type="string">
            <text:p>First(</text:p>
            <text:p>BirthRegistration,AdditionalBirthRegistrationText,</text:p>
            <text:p>AuthorityName(BirthRegistration.BirthRegistrationAuthorityCode)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KontaktKanal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NaermestePaaroerende</text:p>
          </table:table-cell>
          <table:covered-table-cell table:number-columns-repeated="6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NavnStruktur</text:p>
          </table:table-cell>
          <table:covered-table-cell table:number-columns-repeated="6"/>
          <table:covered-table-cell table:style-name="Default"/>
          <table:covered-table-cell table:number-columns-repeated="2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Kaldenavn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8" office:value-type="string" table:number-columns-spanned="6" table:number-rows-spanned="1">
            <text:p>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meForAddressingName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CurrentNameInformationType.AddressingName</text:p>
          </table:table-cell>
        </table:table-row>
        <table:table-row table:style-name="ro6">
          <table:table-cell table:number-columns-repeated="4"/>
          <table:table-cell table:style-name="ce7" office:value-type="string" table:number-columns-spanned="6" table:number-rows-spanned="1">
            <text:p>PersonNameStructure</text:p>
          </table:table-cell>
          <table:covered-table-cell table:number-columns-repeated="5"/>
          <table:table-cell office:value-type="string">
            <text:p>Name (JY64000V.ADRESSERINGSNAVN)</text:p>
          </table:table-cell>
          <table:table-cell office:value-type="string">
            <text:p>Name (DTTOTAL.FORNVN, DTTOTAL.EFTERNVN)</text:p>
          </table:table-cell>
          <table:table-cell office:value-type="string">
            <text:p>Name (AS78207.AFORNVN, AS78207.AEFTER)</text:p>
          </table:table-cell>
          <table:table-cell table:style-name="Mapping" office:value-type="string">
            <text:p>From CurrentNameInformation:</text:p>
            <text:p>Name(FirstName_s, FirstNameMarker, MiddleName, MiddleNameMarker, LastName, LastNameMarker)</text:p>
          </table:table-cell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PersonGenderCode</text:p>
          </table:table-cell>
          <table:covered-table-cell table:number-columns-repeated="6"/>
          <table:table-cell office:value-type="string">
            <text:p>JY64000V.KON</text:p>
          </table:table-cell>
          <table:table-cell office:value-type="string">
            <text:p>DTTOTAL.KOEN</text:p>
          </table:table-cell>
          <table:table-cell office:value-type="string">
            <text:p>Decided from AS78207.EPNR</text:p>
          </table:table-cell>
          <table:table-cell table:style-name="Mapping" office:value-type="string">
            <text:p>Decided from PersonInformation.Gender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9"/>
          <table:covered-table-cell table:style-name="Mapping"/>
        </table:table-row>
        <table:table-row table:style-name="ro7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Max(</text:p>
            <text:p>date(ADRNAVN_DATO,ADRNAVN_UM),</text:p>
            <text:p>date(JY64000V.FODSEL_DATO,JY64000V.FODSEL_UM)</text:p>
            <text:p>)</text:p>
          </table:table-cell>
          <table:table-cell office:value-type="string">
            <text:p>Max(</text:p>
            <text:p>DTTOTAL.FOEDDTO,</text:p>
            <text:p>DTTOTAL.STHAENST</text:p>
            <text:p>)</text:p>
          </table:table-cell>
          <table:table-cell office:value-type="string">
            <text:p>Max(</text:p>
            <text:p>AS78207.DFOEDS,</text:p>
            <text:p>AS78207.DUDLAND</text:p>
            <text:p>AS78207.DNAVN</text:p>
            <text:p>)</text:p>
          </table:table-cell>
          <table:table-cell table:style-name="Mapping" office:value-type="string">
            <text:p>Max(</text:p>
            <text:p>PersonInformation.Birthdate,</text:p>
            <text:p>PersonName.NameStartDate</text:p>
            <text:p>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RegisterOplysning</text:p>
          </table:table-cell>
          <table:covered-table-cell table:number-columns-repeated="10"/>
          <table:covered-table-cell table:style-name="Mapping"/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CprBorger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dresseNoteTeks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olkekirkeMedlemIndikator</text:p>
          </table:table-cell>
          <table:covered-table-cell table:number-columns-repeated="5"/>
          <table:table-cell office:value-type="string">
            <text:p>True if JY64000V.FOLKEKIRK_TILH_MRK = 'F'</text:p>
          </table:table-cell>
          <table:table-cell office:value-type="string">
            <text:p>True if DTTOTAL.FKIRK = 'F'</text:p>
          </table:table-cell>
          <table:table-cell office:value-type="string">
            <text:p>True if length (AS78207.CKIRKE) &gt; 0</text:p>
          </table:table-cell>
          <table:table-cell table:style-name="Mapping" office:value-type="string">
            <text:p>True if ChurchInformationType.ChurchRelationship in ('F','M')</text:p>
          </table:table-cell>
        </table:table-row>
        <table:table-row table:style-name="ro9">
          <table:table-cell table:number-columns-repeated="4"/>
          <table:table-cell table:style-name="ce8" office:value-type="string" table:number-columns-spanned="6" table:number-rows-spanned="1">
            <text:p>FolkeregisterAdresse</text:p>
          </table:table-cell>
          <table:covered-table-cell table:style-name="ce14"/>
          <table:covered-table-cell table:style-name="ce22"/>
          <table:covered-table-cell table:style-name="ce27"/>
          <table:covered-table-cell table:style-name="ce32"/>
          <table:covered-table-cell table:style-name="ce37"/>
          <table:table-cell table:style-name="L5" office:value-type="string">
            <text:p>(Only if JY67800V is found for JY64000V), null otherwise</text:p>
          </table:table-cell>
          <table:table-cell table:style-name="ce46" office:value-type="string">
            <text:p>From latest DTPERSBO (Status=1,3,5,7), latest DTUDRIND(Status=80), otherwise from latest either of them</text:p>
          </table:table-cell>
          <table:table-cell table:style-name="ce51"/>
          <table:table-cell table:style-name="ce49" office:value-type="string">
            <text:p>From ClearWrittenAddress if not empty, otherwise from CurrentDepartureData if not empty, otherwise Null</text:p>
          </table:table-cell>
        </table:table-row>
        <table:table-row table:style-name="ro3">
          <table:table-cell table:number-columns-repeated="5"/>
          <table:table-cell table:style-name="ce15" office:value-type="string" table:number-columns-spanned="5" table:number-rows-spanned="1">
            <text:p>DanskAdresse</text:p>
          </table:table-cell>
          <table:covered-table-cell table:number-columns-repeated="4"/>
          <table:table-cell table:style-name="L6"/>
          <table:table-cell table:style-name="L6" office:value-type="string">
            <text:p>(If source is DTPERSBO and KOMKOD &lt; 955)</text:p>
          </table:table-cell>
          <table:table-cell table:style-name="L6"/>
          <table:table-cell table:style-name="L6" office:value-type="string">
            <text:p>(if source is ClearWrittenAddress)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8" table:number-rows-spanned="1">
            <text:p>AddressComplete</text:p>
          </table:table-cell>
          <table:covered-table-cell table:number-columns-repeated="6"/>
          <table:covered-table-cell table:style-name="Mapping"/>
        </table:table-row>
        <table:table-row table:style-name="ro3">
          <table:table-cell table:number-columns-repeated="7"/>
          <table:table-cell table:style-name="ce26" office:value-type="string" table:number-columns-spanned="7" table:number-rows-spanned="1">
            <text:p>AddressAccess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unicipalityCode</text:p>
          </table:table-cell>
          <table:covered-table-cell/>
          <table:table-cell office:value-type="string">
            <text:p>JY64000V.KOMMUNENUMMER</text:p>
          </table:table-cell>
          <table:table-cell office:value-type="string">
            <text:p>DTPERSBO.KOMKOD</text:p>
          </table:table-cell>
          <table:table-cell office:value-type="string">
            <text:p>AS78205.EKOM_A</text:p>
          </table:table-cell>
          <table:table-cell table:style-name="Mapping" office:value-type="string">
            <text:p>ClearWrittenAddress.Municipality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40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ce45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Code</text:p>
          </table:table-cell>
          <table:covered-table-cell/>
          <table:table-cell office:value-type="string">
            <text:p>JY64000V.VEJ_KODE</text:p>
          </table:table-cell>
          <table:table-cell office:value-type="string">
            <text:p>DTPERSBO.VEJKOD</text:p>
          </table:table-cell>
          <table:table-cell office:value-type="string">
            <text:p>AS78205.CVEJ_A</text:p>
          </table:table-cell>
          <table:table-cell table:style-name="Mapping" office:value-type="string">
            <text:p>ClearWrittenAddress.StreetCode</text:p>
          </table:table-cell>
        </table:table-row>
        <table:table-row table:style-name="ro3">
          <table:table-cell table:number-columns-repeated="7"/>
          <table:table-cell table:style-name="ce26" office:value-type="string" table:number-columns-spanned="7" table:number-rows-spanned="1">
            <text:p>AddressPostal</text:p>
          </table:table-cell>
          <table:covered-table-cell table:number-columns-repeated="5"/>
          <table:covered-table-cell table:style-name="Mapping"/>
        </table:table-row>
        <table:table-row table:style-name="ro3">
          <table:table-cell table:number-columns-repeated="8"/>
          <table:table-cell table:style-name="ce33" office:value-type="string" table:number-columns-spanned="2" table:number-rows-spanned="1">
            <text:p>CountryIdentificationCode</text:p>
          </table:table-cell>
          <table:covered-table-cell/>
          <table:table-cell table:style-name="L9" table:number-columns-repeated="2"/>
          <table:table-cell table:style-name="L9" office:value-type="string">
            <text:p>Null</text:p>
          </table:table-cell>
          <table:table-cell table:style-name="L9"/>
        </table:table-row>
        <table:table-row table:style-name="ro3">
          <table:table-cell table:number-columns-repeated="9"/>
          <table:table-cell office:value-type="string">
            <text:p>code</text:p>
          </table:table-cell>
          <table:table-cell table:number-columns-repeated="2" office:value-type="string">
            <text:p>5100</text:p>
          </table:table-cell>
          <table:table-cell office:value-type="string">
            <text:p>(N/A)</text:p>
          </table:table-cell>
          <table:table-cell table:style-name="Mapping" office:value-type="string">
            <text:p>5100</text:p>
          </table:table-cell>
        </table:table-row>
        <table:table-row table:style-name="ro3">
          <table:table-cell table:number-columns-repeated="9"/>
          <table:table-cell office:value-type="string">
            <text:p>scheme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8"/>
          <table:table-cell table:style-name="ce34" office:value-type="string" table:number-columns-spanned="2" table:number-rows-spanned="1">
            <text:p>DistrictName </text:p>
          </table:table-cell>
          <table:covered-table-cell/>
          <table:table-cell office:value-type="string">
            <text:p>JY67800V.POSTNR</text:p>
          </table:table-cell>
          <table:table-cell office:value-type="string">
            <text:p>DTTOTAL.POSTTXT</text:p>
          </table:table-cell>
          <table:table-cell office:value-type="string">
            <text:p>AS78205.ABYNA34_A</text:p>
          </table:table-cell>
          <table:table-cell table:style-name="Mapping" office:value-type="string">
            <text:p>ClearWrittenAddress.City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DistrictSubdivisionIdentifier</text:p>
          </table:table-cell>
          <table:covered-table-cell/>
          <table:table-cell office:value-type="string">
            <text:p>JY67800V.BYNAVN</text:p>
          </table:table-cell>
          <table:table-cell office:value-type="string">
            <text:p>DTPERSBO.BYNVN</text:p>
          </table:table-cell>
          <table:table-cell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FloorIdentifier </text:p>
          </table:table-cell>
          <table:covered-table-cell/>
          <table:table-cell office:value-type="string">
            <text:p>JY67800V.ETAGE</text:p>
          </table:table-cell>
          <table:table-cell office:value-type="string">
            <text:p>DTPERSBO.ETAGE</text:p>
          </table:table-cell>
          <table:table-cell office:value-type="string">
            <text:p>AS78205.AETAGE_A</text:p>
          </table:table-cell>
          <table:table-cell table:style-name="Mapping" office:value-type="string">
            <text:p>ClearWrittenAddress.Floo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MailDeliverySublocation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table:style-name="ce34" office:value-type="string" table:number-columns-spanned="2" table:number-rows-spanned="1">
            <text:p>PostCodeIdentifier </text:p>
          </table:table-cell>
          <table:covered-table-cell/>
          <table:table-cell office:value-type="string">
            <text:p>JY67800V.POSTDISTRIKT</text:p>
          </table:table-cell>
          <table:table-cell office:value-type="string">
            <text:p>DTPERSBO.POSTNR</text:p>
          </table:table-cell>
          <table:table-cell office:value-type="string">
            <text:p>AS78205.EPOSTNR_A</text:p>
          </table:table-cell>
          <table:table-cell table:style-name="Mapping" office:value-type="string">
            <text:p>ClearWrittenAddress.PostCod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PostOfficeBoxIdentifier </text:p>
          </table:table-cell>
          <table:covered-table-cell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BuildingIdentifier</text:p>
          </table:table-cell>
          <table:covered-table-cell/>
          <table:table-cell office:value-type="string">
            <text:p>JY67800V.HUS_NUMMER</text:p>
          </table:table-cell>
          <table:table-cell office:value-type="string">
            <text:p>DTPERSBO.HUSNR</text:p>
          </table:table-cell>
          <table:table-cell office:value-type="string">
            <text:p>AS78205.AHUSNR_A,AS78205.ABOGSTV_A</text:p>
          </table:table-cell>
          <table:table-cell table:style-name="Mapping" office:value-type="string">
            <text:p>ClearWrittenAddress.HouseNumber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 </text:p>
          </table:table-cell>
          <table:covered-table-cell/>
          <table:table-cell office:value-type="string">
            <text:p>JY678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treetNameForAddressingName </text:p>
          </table:table-cell>
          <table:covered-table-cell/>
          <table:table-cell office:value-type="string">
            <text:p>AA73000V.VEJ_NAVN</text:p>
          </table:table-cell>
          <table:table-cell office:value-type="string">
            <text:p>DTPERBO.VEJADNVN</text:p>
          </table:table-cell>
          <table:table-cell office:value-type="string">
            <text:p>AS78205.AVEJ</text:p>
          </table:table-cell>
          <table:table-cell table:style-name="Mapping" office:value-type="string">
            <text:p>ClearWrittenAddress.StreetAddressingName</text:p>
          </table:table-cell>
        </table:table-row>
        <table:table-row table:style-name="ro3">
          <table:table-cell table:number-columns-repeated="8"/>
          <table:table-cell office:value-type="string" table:number-columns-spanned="2" table:number-rows-spanned="1">
            <text:p>SuiteIdentifier </text:p>
          </table:table-cell>
          <table:covered-table-cell/>
          <table:table-cell office:value-type="string">
            <text:p>JY67800V.SIDE_DORNR</text:p>
          </table:table-cell>
          <table:table-cell office:value-type="string">
            <text:p>DTPERSBO.SIDEDOER</text:p>
          </table:table-cell>
          <table:table-cell office:value-type="string">
            <text:p>AS78205.ASIDOER_A</text:p>
          </table:table-cell>
          <table:table-cell table:style-name="Mapping" office:value-type="string">
            <text:p>ClearWrittenAddress.Door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AddressPoin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23" office:value-type="string" table:number-columns-spanned="4" table:number-rows-spanned="1">
            <text:p>Note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Politi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table:style-name="ce20" office:value-type="string" table:number-columns-spanned="4" table:number-rows-spanned="1">
            <text:p>PostDistriktTekst</text:p>
          </table:table-cell>
          <table:covered-table-cell table:number-columns-repeated="3"/>
          <table:table-cell office:value-type="string">
            <text:p>JY67800V.POSTDISTRIKT</text:p>
          </table:table-cell>
          <table:table-cell table:style-name="ce47" office:value-type="string">
            <text:p>DTTOTAL.POSTTXT</text:p>
          </table:table-cell>
          <table:table-cell office:value-type="string">
            <text:p>AS78205.APOST_A</text:p>
          </table:table-cell>
          <table:table-cell table:style-name="Mapping" office:value-type="string">
            <text:p>ClearWrittenAddress.PostDistrictText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kole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cial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ogneDistriktTekst 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</text:p>
          </table:table-cell>
          <table:covered-table-cell table:number-columns-repeated="3"/>
          <table:table-cell office:value-type="string">
            <text:p>True if JY67800V.VEJ_KODE&gt;9900</text:p>
          </table:table-cell>
          <table:table-cell office:value-type="string">
            <text:p>True if DTPERSBO.VEJKOD&gt;9900</text:p>
          </table:table-cell>
          <table:table-cell office:value-type="string">
            <text:p>False</text:p>
          </table:table-cell>
          <table:table-cell table:style-name="Mapping" office:value-type="string">
            <text:p>True if ClearWrittenAddress.StreetCode&gt;9900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style-name="Mapping" office:value-type="string">
            <text:p>Tru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6"/>
          <table:table-cell office:value-type="string" table:number-columns-spanned="4" table:number-rows-spanned="1">
            <text:p>ValgkredsDistriktTekst</text:p>
          </table:table-cell>
          <table:covered-table-cell table:number-columns-repeated="3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5" office:value-type="string" table:number-columns-spanned="5" table:number-rows-spanned="1">
            <text:p>GroenlandAdresse</text:p>
          </table:table-cell>
          <table:covered-table-cell table:number-columns-repeated="4"/>
          <table:table-cell table:style-name="L6" office:value-type="string">
            <text:p>Null</text:p>
          </table:table-cell>
          <table:table-cell table:style-name="L6" office:value-type="string">
            <text:p>(If source is DTPERSBO and KOMKOD &gt;= 955)</text:p>
          </table:table-cell>
          <table:table-cell table:number-columns-repeated="2" table:style-name="L6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5"/>
          <table:table-cell office:value-type="string">
            <text:p>AddressCompleteGreenland</text:p>
          </table:table-cell>
          <table:table-cell table:style-name="L7" table:number-columns-repeated="3"/>
          <table:table-cell table:style-name="L7" office:value-type="string">
            <text:p>(N/A)</text:p>
          </table:table-cell>
          <table:table-cell table:style-name="L7"/>
          <table:table-cell table:number-columns-repeated="2" table:style-name="L7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CountryIdentificationCode</text:p>
          </table:table-cell>
          <table:covered-table-cell table:number-columns-repeated="2" table:style-name="L8"/>
          <table:table-cell table:style-name="ce41" office:value-type="string">
            <text:p>(N/A)</text:p>
          </table:table-cell>
          <table:table-cell table:style-name="L8"/>
          <table:table-cell table:number-columns-repeated="2" table:style-name="ce41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 table:number-columns-repeated="2"/>
          <table:table-cell table:style-name="ce35" office:value-type="string" table:number-columns-spanned="2" table:number-rows-spanned="1">
            <text:p>code</text:p>
          </table:table-cell>
          <table:covered-table-cell table:style-name="L9"/>
          <table:table-cell table:style-name="ce42" office:value-type="string">
            <text:p>(N/A)</text:p>
          </table:table-cell>
          <table:table-cell office:value-type="string">
            <text:p>5100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 table:number-columns-repeated="2"/>
          <table:table-cell table:style-name="ce35" office:value-type="string" table:number-columns-spanned="2" table:number-rows-spanned="1">
            <text:p>scheme</text:p>
          </table:table-cell>
          <table:covered-table-cell table:style-name="L9"/>
          <table:table-cell table:style-name="ce42" office:value-type="string">
            <text:p>(N/A)</text:p>
          </table:table-cell>
          <table:table-cell office:value-type="string">
            <text:p>imk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9" office:value-type="string" table:number-columns-spanned="3" table:number-rows-spanned="1">
            <text:p>MunicipalityCode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BO.KOMKOD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StreetCode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BO.VEJKOD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StreetName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BO.VEJADNVN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StreetNameForAddressingName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BO.VEJADNVN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GreenlandBuildingIdentifier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SBO.BNR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StreetBuildingIdentifier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SBO.HUSNR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FloorIdentifier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SBO.ETAGE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SuiteIdentifier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BO.SIDEDOER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MailDeliverySublocationIdentifier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Null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PostCodeIdentifier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SBO.POSTNR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DistrictName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TOTAL.POSTTXT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/>
          <table:table-cell table:style-name="ce28" office:value-type="string" table:number-columns-spanned="3" table:number-rows-spanned="1">
            <text:p>DistrictSubdivisionIdentifier</text:p>
          </table:table-cell>
          <table:covered-table-cell table:number-columns-repeated="2"/>
          <table:table-cell table:style-name="ce42" office:value-type="string">
            <text:p>(N/A)</text:p>
          </table:table-cell>
          <table:table-cell office:value-type="string">
            <text:p>DTPERSBO.BYNVN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21" office:value-type="string" table:number-columns-spanned="4" table:number-rows-spanned="1">
            <text:p>NoteTekst</text:p>
          </table:table-cell>
          <table:covered-table-cell table:number-columns-repeated="3"/>
          <table:table-cell table:style-name="ce42" office:value-type="string">
            <text:p>(N/A)</text:p>
          </table:table-cell>
          <table:table-cell office:value-type="string">
            <text:p>Null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21" office:value-type="string" table:number-columns-spanned="4" table:number-rows-spanned="1">
            <text:p>SpecielVejkodeIndikator</text:p>
          </table:table-cell>
          <table:covered-table-cell table:number-columns-repeated="3"/>
          <table:table-cell table:style-name="ce42" office:value-type="string">
            <text:p>(N/A)</text:p>
          </table:table-cell>
          <table:table-cell office:value-type="string">
            <text:p>True if DTPERSBO.VEJKOD&gt;9900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21" office:value-type="string" table:number-columns-spanned="4" table:number-rows-spanned="1">
            <text:p>SpecielVejkodeIndikatorSpecified</text:p>
          </table:table-cell>
          <table:covered-table-cell table:number-columns-repeated="3"/>
          <table:table-cell table:style-name="ce42" office:value-type="string">
            <text:p>(N/A)</text:p>
          </table:table-cell>
          <table:table-cell office:value-type="string">
            <text:p>True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5"/>
          <table:table-cell table:style-name="ce21" office:value-type="string" table:number-columns-spanned="4" table:number-rows-spanned="1">
            <text:p>UkendtAdresseIndikator</text:p>
          </table:table-cell>
          <table:covered-table-cell table:number-columns-repeated="3"/>
          <table:table-cell table:style-name="ce42" office:value-type="string">
            <text:p>(N/A)</text:p>
          </table:table-cell>
          <table:table-cell office:value-type="string">
            <text:p>False</text:p>
          </table:table-cell>
          <table:table-cell table:number-columns-repeated="2" table:style-name="ce42" office:value-type="string">
            <text:p>(N/A)</text:p>
          </table:table-cell>
        </table:table-row>
        <table:table-row table:style-name="ro10">
          <table:table-cell table:number-columns-repeated="5"/>
          <table:table-cell table:style-name="ce13" office:value-type="string" table:number-columns-spanned="5" table:number-rows-spanned="1">
            <text:p>VerdenAdresse</text:p>
          </table:table-cell>
          <table:covered-table-cell table:number-columns-repeated="4" table:style-name="L6"/>
          <table:table-cell table:style-name="L6" office:value-type="string">
            <text:p>Null</text:p>
          </table:table-cell>
          <table:table-cell table:style-name="ce48" office:value-type="string">
            <text:p>(If source is DTUDRIND)</text:p>
          </table:table-cell>
          <table:table-cell table:style-name="L6" office:value-type="string">
            <text:p>Null</text:p>
          </table:table-cell>
          <table:table-cell table:style-name="ce48" office:value-type="string">
            <text:p>(Only if ClearWrittenAddress is empty and CurrentDepartureData is not empty)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ForeignAddressStructure</text:p>
          </table:table-cell>
          <table:covered-table-cell table:number-columns-repeated="3" table:style-name="L7"/>
          <table:table-cell table:style-name="L7" office:value-type="string">
            <text:p>(N/A)</text:p>
          </table:table-cell>
          <table:table-cell table:style-name="L7"/>
          <table:table-cell table:style-name="L7" office:value-type="string">
            <text:p>(N/A)</text:p>
          </table:table-cell>
          <table:table-cell table:style-name="L7"/>
        </table:table-row>
        <table:table-row table:style-name="ro3">
          <table:table-cell table:number-columns-repeated="5"/>
          <table:table-cell table:style-name="ce13"/>
          <table:table-cell/>
          <table:table-cell table:style-name="ce29" office:value-type="string" table:number-columns-spanned="3" table:number-rows-spanned="1">
            <text:p>CountryIdentificationCode</text:p>
          </table:table-cell>
          <table:covered-table-cell table:number-columns-repeated="2" table:style-name="L8"/>
          <table:table-cell table:style-name="L8" office:value-type="string">
            <text:p>(N/A)</text:p>
          </table:table-cell>
          <table:table-cell table:style-name="L8" office:value-type="string">
            <text:p>Null</text:p>
          </table:table-cell>
          <table:table-cell table:style-name="L8" office:value-type="string">
            <text:p>(N/A)</text:p>
          </table:table-cell>
          <table:table-cell table:style-name="L8"/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3" office:value-type="string" table:number-columns-spanned="2" table:number-rows-spanned="1">
            <text:p>cod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CurrentDepartureData.ExitCountryCode</text:p>
          </table:table-cell>
        </table:table-row>
        <table:table-row table:style-name="ro3">
          <table:table-cell table:number-columns-repeated="5"/>
          <table:table-cell table:style-name="ce13"/>
          <table:table-cell table:number-columns-repeated="2"/>
          <table:table-cell table:style-name="ce33" office:value-type="string" table:number-columns-spanned="2" table:number-rows-spanned="1">
            <text:p>scheme</text:p>
          </table:table-cell>
          <table:covered-table-cell table:style-name="L9"/>
          <table:table-cell table:number-columns-repeated="3" office:value-type="string">
            <text:p>(N/A)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6" office:value-type="string" table:number-columns-spanned="3" table:number-rows-spanned="1">
            <text:p>LocationDescriptionText</text:p>
          </table:table-cell>
          <table:covered-table-cell table:number-columns-repeated="2" table:style-name="L8"/>
          <table:table-cell office:value-type="string">
            <text:p>(N/A)</text:p>
          </table:table-cell>
          <table:table-cell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6" office:value-type="string" table:number-columns-spanned="3" table:number-rows-spanned="1">
            <text:p>PostalAddressFirstLineText</text:p>
          </table:table-cell>
          <table:covered-table-cell table:number-columns-repeated="2" table:style-name="L8"/>
          <table:table-cell office:value-type="string">
            <text:p>(N/A)</text:p>
          </table:table-cell>
          <table:table-cell office:value-type="string">
            <text:p>DTUDRIND.UADR1</text:p>
          </table:table-cell>
          <table:table-cell office:value-type="string">
            <text:p>(N/A)</text:p>
          </table:table-cell>
          <table:table-cell table:style-name="Mapping" office:value-type="string">
            <text:p>CurrentDepartureData.ForeignAddress1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6" office:value-type="string" table:number-columns-spanned="3" table:number-rows-spanned="1">
            <text:p>PostalAddressSecondLineText</text:p>
          </table:table-cell>
          <table:covered-table-cell table:number-columns-repeated="2" table:style-name="L8"/>
          <table:table-cell office:value-type="string">
            <text:p>(N/A)</text:p>
          </table:table-cell>
          <table:table-cell office:value-type="string">
            <text:p>DTUDRIND.UADR2</text:p>
          </table:table-cell>
          <table:table-cell office:value-type="string">
            <text:p>(N/A)</text:p>
          </table:table-cell>
          <table:table-cell table:style-name="Mapping" office:value-type="string">
            <text:p>CurrentDepartureData.ForeignAddress2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6" office:value-type="string" table:number-columns-spanned="3" table:number-rows-spanned="1">
            <text:p>PostalAddressThirdLineText</text:p>
          </table:table-cell>
          <table:covered-table-cell table:number-columns-repeated="2" table:style-name="L8"/>
          <table:table-cell office:value-type="string">
            <text:p>(N/A)</text:p>
          </table:table-cell>
          <table:table-cell office:value-type="string">
            <text:p>DTUDRIND.UADR3</text:p>
          </table:table-cell>
          <table:table-cell office:value-type="string">
            <text:p>(N/A)</text:p>
          </table:table-cell>
          <table:table-cell table:style-name="Mapping" office:value-type="string">
            <text:p>CurrentDepartureData.ForeignAddress3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6" office:value-type="string" table:number-columns-spanned="3" table:number-rows-spanned="1">
            <text:p>PostalAddressFourthLineText</text:p>
          </table:table-cell>
          <table:covered-table-cell table:number-columns-repeated="2" table:style-name="L8"/>
          <table:table-cell office:value-type="string">
            <text:p>(N/A)</text:p>
          </table:table-cell>
          <table:table-cell office:value-type="string">
            <text:p>DTUDRIND.UADR4</text:p>
          </table:table-cell>
          <table:table-cell office:value-type="string">
            <text:p>(N/A)</text:p>
          </table:table-cell>
          <table:table-cell table:style-name="Mapping" office:value-type="string">
            <text:p>CurrentDepartureData.ForeignAddress4</text:p>
          </table:table-cell>
        </table:table-row>
        <table:table-row table:style-name="ro3">
          <table:table-cell table:number-columns-repeated="5"/>
          <table:table-cell table:style-name="ce13"/>
          <table:table-cell/>
          <table:table-cell table:style-name="ce26" office:value-type="string" table:number-columns-spanned="3" table:number-rows-spanned="1">
            <text:p>PostalAddressFifthLineText</text:p>
          </table:table-cell>
          <table:covered-table-cell table:number-columns-repeated="2" table:style-name="L8"/>
          <table:table-cell office:value-type="string">
            <text:p>(N/A)</text:p>
          </table:table-cell>
          <table:table-cell office:value-type="string">
            <text:p>DTUDRIND.UADR5</text:p>
          </table:table-cell>
          <table:table-cell office:value-type="string">
            <text:p>(N/A)</text:p>
          </table:table-cell>
          <table:table-cell table:style-name="Mapping" office:value-type="string">
            <text:p>CurrentDepartureData.ForeignAddress5</text:p>
          </table:table-cell>
        </table:table-row>
        <table:table-row table:style-name="ro3">
          <table:table-cell table:number-columns-repeated="5"/>
          <table:table-cell table:style-name="ce13"/>
          <table:table-cell office:value-type="string" table:number-columns-spanned="4" table:number-rows-spanned="1">
            <text:p>NoteTekst</text:p>
          </table:table-cell>
          <table:covered-table-cell table:number-columns-repeated="3" table:style-name="L6"/>
          <table:table-cell office:value-type="string">
            <text:p>(N/A)</text:p>
          </table:table-cell>
          <table:table-cell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5"/>
          <table:table-cell table:style-name="ce13"/>
          <table:table-cell office:value-type="string" table:number-columns-spanned="4" table:number-rows-spanned="1">
            <text:p>UkendtAdresseIndikator</text:p>
          </table:table-cell>
          <table:covered-table-cell table:number-columns-repeated="3" table:style-name="L7"/>
          <table:table-cell office:value-type="string">
            <text:p>(N/A)</text:p>
          </table:table-cell>
          <table:table-cell office:value-type="string">
            <text:p>True if DTUDRIND.ULADRDTO is Null OR UADR1,UADR2,UADR3,UADR4,UADR5 are all null</text:p>
          </table:table-cell>
          <table:table-cell office:value-type="string">
            <text:p>(N/A)</text:p>
          </table:table-cell>
          <table:table-cell table:style-name="Mapping" office:value-type="string">
            <text:p>False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ForskerBeskyttelseIndikator</text:p>
          </table:table-cell>
          <table:covered-table-cell table:style-name="ce16"/>
          <table:covered-table-cell table:style-name="ce24"/>
          <table:covered-table-cell table:style-name="ce30"/>
          <table:covered-table-cell table:style-name="ce34"/>
          <table:covered-table-cell table:style-name="ce38"/>
          <table:table-cell office:value-type="string">
            <text:p>True if today is between </text:p>
            <text:p>date(JY64000V.VEJVIS_BESKYT_DATO, JY64000V.VEJVIS_BESKYT_UM) </text:p>
            <text:p>and </text:p>
            <text:p>date(JY64000V.VEJVIS_BESK_SLTDTO, JY64000V.VEJVIS_BESK_SLT_UM)</text:p>
          </table:table-cell>
          <table:table-cell office:value-type="string">
            <text:p>True if DTTOTAL.LBMRK=1</text:p>
          </table:table-cell>
          <table:table-cell office:value-type="string">
            <text:p>AS78207.CADRBSK = 'L'</text:p>
          </table:table-cell>
          <table:table-cell table:style-name="Mapping" office:value-type="string">
            <text:p>True if exists Protection whose date includes Today() and ProtectionType = 4 (Research)</text:p>
          </table:table-cell>
        </table:table-row>
        <table:table-row table:style-name="ro11">
          <table:table-cell table:number-columns-repeated="4"/>
          <table:table-cell table:style-name="ce9" office:value-type="string" table:number-columns-spanned="6" table:number-rows-spanned="1">
            <text:p>NavneAdresseBeskyttelseIndikator</text:p>
          </table:table-cell>
          <table:covered-table-cell table:style-name="ce16"/>
          <table:covered-table-cell table:style-name="ce24"/>
          <table:covered-table-cell table:style-name="ce30"/>
          <table:covered-table-cell table:style-name="ce34"/>
          <table:covered-table-cell table:style-name="ce38"/>
          <table:table-cell office:value-type="string">
            <text:p>True if today is between </text:p>
            <text:p>date(JY64000V.ADRESSEBESKYT_DATO, JY64000V.ADR_BESKYT_UM) </text:p>
            <text:p>and </text:p>
            <text:p>date(JY64000V.ADR_BESKYT_SLTDATO, JY64000V.ADR_BESKYT_SLT_UM)</text:p>
          </table:table-cell>
          <table:table-cell office:value-type="string">
            <text:p>True if DTTOTAL.ABMRK = 1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True if exists Protection whose date includes Today() and ProtectionType = 1 (Name and Address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Identifier</text:p>
          </table:table-cell>
          <table:covered-table-cell table:number-columns-repeated="5"/>
          <table:table-cell office:value-type="string">
            <text:p>JY64000V.PERSONNUMMER</text:p>
          </table:table-cell>
          <table:table-cell office:value-type="string">
            <text:p>DTTOTAL.PNR</text:p>
          </table:table-cell>
          <table:table-cell office:value-type="string">
            <text:p>AS78207.EPNR</text:p>
          </table:table-cell>
          <table:table-cell table:style-name="Mapping" office:value-type="string">
            <text:p>PersonInformation.PNR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PersonNationalityCode</text:p>
          </table:table-cell>
          <table:covered-table-cell table:number-columns-repeated="5"/>
          <table:table-cell table:style-name="L5"/>
          <table:table-cell table:style-name="ce49"/>
          <table:table-cell table:style-name="L5" table:number-columns-repeated="2"/>
        </table:table-row>
        <table:table-row table:style-name="ro3">
          <table:table-cell table:number-columns-repeated="4"/>
          <table:table-cell table:style-name="ce7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office:value-type="string">
            <text:p>JY64000V.LAND_KODE</text:p>
          </table:table-cell>
          <table:table-cell office:value-type="string">
            <text:p>DTSTAT.MYNKOD</text:p>
          </table:table-cell>
          <table:table-cell office:value-type="string">
            <text:p>AS78207.ESTAT</text:p>
          </table:table-cell>
          <table:table-cell table:style-name="Mapping" office:value-type="string">
            <text:p>CurrentCitizenship.CountryCode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office:value-type="string">
            <text:p>imk</text:p>
          </table:table-cell>
          <table:table-cell office:value-type="string">
            <text:p>imk</text:p>
          </table:table-cell>
          <table:table-cell office:value-type="string">
            <text:p>imk</text:p>
          </table:table-cell>
          <table:table-cell table:style-name="Mapping" office:value-type="string">
            <text:p>imk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NummerGyldighedStatusIndikator</text:p>
          </table:table-cell>
          <table:covered-table-cell table:number-columns-repeated="5"/>
          <table:table-cell office:value-type="string">
            <text:p>False if JY64000V.BORGERSTATUS_KODE is 30,50,60</text:p>
          </table:table-cell>
          <table:table-cell office:value-type="string">
            <text:p>False if DTTOTAL.STATUS_KODE is 30,50,60</text:p>
          </table:table-cell>
          <table:table-cell office:value-type="string">
            <text:p>True if RETURKODE &lt; 10</text:p>
          </table:table-cell>
          <table:table-cell table:style-name="Mapping" office:value-type="string">
            <text:p>False if PersonInformation.Status is 30,50,60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elefonNummerBeskyttelseIndikator</text:p>
          </table:table-cell>
          <table:covered-table-cell table:number-columns-repeated="5"/>
          <table:table-cell table:number-columns-repeated="2" office:value-type="string">
            <text:p>False</text:p>
          </table:table-cell>
          <table:table-cell office:value-type="string">
            <text:p>AS78207.CADRBSK = 'B'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7" table:number-rows-spanned="1">
            <text:p>UdenlandskBorger</text:p>
          </table:table-cell>
          <table:covered-table-cell table:number-columns-repeated="6" table:style-name="L4"/>
          <table:table-cell table:number-columns-repeated="2" table:style-name="L4" office:value-type="string">
            <text:p>(N/A)</text:p>
          </table:table-cell>
          <table:table-cell table:style-name="L4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FoedselslandKode</text:p>
          </table:table-cell>
          <table:covered-table-cell table:number-columns-repeated="5"/>
          <table:table-cell table:number-columns-repeated="2" office:value-type="string">
            <text:p>(N/A)</text:p>
          </table:table-cell>
          <table:table-cell office:value-type="string">
            <text:p>Null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</text:p>
          </table:table-cell>
          <table:covered-table-cell table:number-columns-repeated="5"/>
          <table:table-cell table:number-columns-repeated="2" office:value-type="string">
            <text:p>(N/A)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Identifikator</text:p>
          </table:table-cell>
          <table:covered-table-cell table:number-columns-repeated="5"/>
          <table:table-cell table:number-columns-repeated="2" office:value-type="string">
            <text:p>(N/A)</text:p>
          </table:table-cell>
          <table:table-cell office:value-type="string">
            <text:p>“”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9" table:number-rows-spanned="1">
            <text:p>PersonNationalityCode</text:p>
          </table:table-cell>
          <table:covered-table-cell table:number-columns-repeated="5"/>
          <table:covered-table-cell table:style-name="L5" office:value-type="string">
            <text:p>(N/A)</text:p>
          </table:covered-table-cell>
          <table:covered-table-cell table:number-columns-repeated="2"/>
          <table:table-cell table:style-name="L5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code</text:p>
          </table:table-cell>
          <table:covered-table-cell table:number-columns-repeated="4"/>
          <table:table-cell table:number-columns-repeated="2" office:value-type="string">
            <text:p>(N/A)</text:p>
          </table:table-cell>
          <table:table-cell office:value-type="string">
            <text:p>AS78207.ESTAT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5"/>
          <table:table-cell table:style-name="ce13" office:value-type="string" table:number-columns-spanned="5" table:number-rows-spanned="1">
            <text:p>scheme</text:p>
          </table:table-cell>
          <table:covered-table-cell table:number-columns-repeated="4"/>
          <table:table-cell table:number-columns-repeated="2" office:value-type="string">
            <text:p>(N/A)</text:p>
          </table:table-cell>
          <table:table-cell office:value-type="string">
            <text:p>imk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SprogKode</text:p>
          </table:table-cell>
          <table:covered-table-cell table:number-columns-repeated="5"/>
          <table:table-cell table:number-columns-repeated="2" office:value-type="string">
            <text:p>(N/A)</text:p>
          </table:table-cell>
          <table:table-cell office:value-type="string">
            <text:p>[]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7" table:number-rows-spanned="1">
            <text:p>UkendtBorger</text:p>
          </table:table-cell>
          <table:covered-table-cell table:number-columns-repeated="6" table:style-name="L4"/>
          <table:table-cell table:number-columns-repeated="2" table:style-name="L4" office:value-type="string">
            <text:p>(N/A)</text:p>
          </table:table-cell>
          <table:table-cell table:style-name="L4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PersonCivilRegistrationReplacementIdentifier </text:p>
          </table:table-cell>
          <table:covered-table-cell table:number-columns-repeated="5"/>
          <table:table-cell table:number-columns-repeated="2" office:value-type="string">
            <text:p>(N/A)</text:p>
          </table:table-cell>
          <table:table-cell office:value-type="string">
            <text:p>AS78207.EPNR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3"/>
          <table:table-cell table:style-name="ce5" office:value-type="string" table:number-columns-spanned="10" table:number-rows-spanned="1">
            <text:p>Virkning</text:p>
          </table:table-cell>
          <table:covered-table-cell table:number-columns-repeated="6"/>
          <table:covered-table-cell table:style-name="L4" office:value-type="string">
            <text:p>(N/A)</text:p>
          </table:covered-table-cell>
          <table:covered-table-cell table:number-columns-repeated="2"/>
          <table:table-cell table:style-name="L4" office:value-type="string">
            <text:p>(N/A)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2">
          <table:table-cell table:number-columns-repeated="4"/>
          <table:table-cell table:style-name="ce10" office:value-type="string" table:number-columns-spanned="1" table:number-rows-spanned="3">
            <text:p>FraTidspunkt</text:p>
          </table:table-cell>
          <table:table-cell table:style-name="ce17" office:value-type="string" table:number-columns-spanned="5" table:number-rows-spanned="1">
            <text:p>(CprBorger) </text:p>
          </table:table-cell>
          <table:covered-table-cell table:number-columns-repeated="4" table:style-name="L5"/>
          <table:table-cell office:value-type="string">
            <text:p>Max(</text:p>
            <text:p>date(JY64000V.FOLKEKIRK_MRK_DATO, JY64000V.FOLKEKIRK_MRK_UM),</text:p>
            <text:p>Date(JY64000V.KOM_TILFLYTDATO, JY64000V.KOM_TILFLYT_UM),</text:p>
            <text:p>Date(JY64000V.ADR_FRAFLYT_TS, JY64000V.ADR_FRAFLYT_UM),</text:p>
            <text:p>Date(JY64000V.ADR_TILFLYT_TS, JY64000V.ADR_TILFLYT_UM),</text:p>
            <text:p>Date(JY64000V.VEJVIS_BESKYT_DATO, JY64000V.VEJVIS_BESKYT_UM),</text:p>
            <text:p>Date(JY64000V.VEJVIS_BESK_SLTDTO, JY64000V.VEJVIS_BESK_SLT_UM),</text:p>
            <text:p>Date(JY64000V.ADRESSEBESKYT_DATO, JY64000V.ADR_BESKYT_UM),</text:p>
            <text:p>Date(JY64000V.ADR_BESKYT_SLTDATO, JY64000V.ADR_BESKYT_SLT_UM),</text:p>
            <text:p>Date(JY64000V.STATSB_RET_TS, JY64000V.STATSB_RET_UM),</text:p>
            <text:p>Date(JY64000V.STATBORG_OPHOR_TS, JY64000V.STATBORG_OPHOR_UM),</text:p>
            <text:p>Date(JY64000V.PERSONNR_OPRETDATO, JY64000V.PERSONNR_OPRET_UM)</text:p>
            <text:p>)</text:p>
          </table:table-cell>
          <table:table-cell office:value-type="string">
            <text:p>Max(</text:p>
            <text:p>DTTOTAL.TILFDTO,</text:p>
            <text:p>DTTOTAL.STHAENST,</text:p>
            <text:p>DTSTAT.HAENST,</text:p>
            <text:p>DTPERSBO.TILFDTO, </text:p>
            <text:p>DTUDRIND.UDRDTO</text:p>
            <text:p>)</text:p>
          </table:table-cell>
          <table:table-cell office:value-type="string">
            <text:p>Max(</text:p>
            <text:p>AS78207.DADR,</text:p>
            <text:p>AS78207.DTILFL,</text:p>
            <text:p>AS78207.DINDV</text:p>
            <text:p>)</text:p>
          </table:table-cell>
          <table:table-cell table:style-name="Mapping" office:value-type="string">
            <text:p>Max(</text:p>
            <text:p>PersonInformation.StatusDate,</text:p>
            <text:p>ChurchInformation.StartDate,</text:p>
            <text:p>CurrentCitizenship.CitizenshipStartDate,</text:p>
            <text:p>Protection(type=1,4).StartDate,</text:p>
            <text:p>PersonInformation.PersonStartDate,</text:p>
            <text:p>PersonInformation.PersonEndDate,</text:p>
            <text:p>CurrentAddressInformation.MunicipalityArrivalDate,</text:p>
            <text:p>CurrentAddressInformation.RelocationDate,</text:p>
            <text:p>CurrentAddressInformation.StartDate,</text:p>
            <text:p>CurrentDepartureDate.ExitDate</text:p>
            <text:p>)</text:p>
          </table:table-cell>
        </table:table-row>
        <table:table-row table:style-name="ro14">
          <table:table-cell table:number-columns-repeated="4"/>
          <table:covered-table-cell/>
          <table:table-cell table:style-name="ce13" office:value-type="string" table:number-columns-spanned="5" table:number-rows-spanned="1">
            <text:p>(Udenlandsk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,</text:p>
            <text:p>Date(JY64000V.STATSB_RET_TS,JY64000V.STATSB_RET_UM),</text:p>
            <text:p>Date(JY64000V.STATBORG_OPHOR_TS,JY64000V.STATBORG_OPHOR_UM)</text:p>
            <text:p>)</text:p>
          </table:table-cell>
          <table:table-cell office:value-type="string">
            <text:p>(N/A)</text:p>
          </table:table-cell>
          <table:table-cell office:value-type="string">
            <text:p>Max(</text:p>
            <text:p>AS78207.DINDV,</text:p>
            <text:p>AS78207.DUDLAND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15">
          <table:table-cell table:number-columns-repeated="4"/>
          <table:covered-table-cell/>
          <table:table-cell table:style-name="ce13" office:value-type="string" table:number-columns-spanned="5" table:number-rows-spanned="1">
            <text:p>(UkendtBorger)</text:p>
          </table:table-cell>
          <table:covered-table-cell table:number-columns-repeated="4"/>
          <table:table-cell office:value-type="string">
            <text:p>Max(</text:p>
            <text:p>Date(JY64000V.PERSONNR_OPRETDATO,JY64000V.PERSONNR_OPRET_UM)</text:p>
            <text:p>)</text:p>
          </table:table-cell>
          <table:table-cell office:value-type="string">
            <text:p>(N/A)</text:p>
          </table:table-cell>
          <table:table-cell office:value-type="string">
            <text:p>Max(</text:p>
            <text:p>AS78207.DUDLAND,</text:p>
            <text:p>AS78207.DADR,</text:p>
            <text:p>AS78207.DUMYND,</text:p>
            <text:p>AS78207.DINDV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(N/A)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SundhedOplysn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CommentText</text:p>
          </table:table-cell>
          <table:covered-table-cell table:number-columns-repeated="8"/>
          <table:table-cell office:value-type="string">
            <text:p>Null</text:p>
          </table:table-cell>
          <table:table-cell table:number-columns-repeated="2" office:value-type="string">
            <text:p>“”</text:p>
          </table:table-cell>
          <table:table-cell table:style-name="Mapping" office:value-type="string">
            <text:p>“”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LivscyklusKode</text:p>
          </table:table-cell>
          <table:covered-table-cell table:number-columns-repeated="8"/>
          <table:table-cell office:value-type="string">
            <text:p>Rettet</text:p>
          </table:table-cell>
          <table:table-cell office:value-type="string">
            <text:p>Rettet</text:p>
          </table:table-cell>
          <table:table-cell office:value-type="string">
            <text:p>Rettet</text:p>
          </table:table-cell>
          <table:table-cell table:style-name="Mapping" office:value-type="string">
            <text:p>Rettet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RelationListe</text:p>
          </table:table-cell>
          <table:covered-table-cell table:number-columns-repeated="11"/>
          <table:covered-table-cell table:style-name="Mapping"/>
        </table:table-row>
        <table:table-row table:style-name="ro16">
          <table:table-cell table:number-columns-repeated="2"/>
          <table:table-cell table:style-name="ce2" office:value-type="string" table:number-columns-spanned="11" table:number-rows-spanned="1">
            <text:p>Aegtefaelle</text:p>
          </table:table-cell>
          <table:covered-table-cell table:number-columns-repeated="10"/>
          <table:table-cell table:style-name="ce52" office:value-type="string">
            <text:p>CurrentCivilStatus and HistoricalCivilStatus(CorrectionMarker=' ') - only if SpousePNR has value and CivilStatus is G,F or 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style-name="L6"/>
          <table:covered-table-cell table:style-name="L7"/>
          <table:covered-table-cell table:style-name="L8"/>
          <table:covered-table-cell table:style-name="L9"/>
          <table:covered-table-cell table:style-name="L10"/>
          <table:covered-table-cell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UUID(AS78207.EPNRAEGT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/>
          <table:covered-table-cell table:number-columns-repeated="4" table:style-name="L5"/>
          <table:covered-table-cell table:style-name="Default"/>
          <table:covered-table-cell table:style-name="L5"/>
          <table:covered-table-cell table:number-columns-repeated="2" table:style-name="ce39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4" table:style-name="L5"/>
          <table:covered-table-cell table:style-name="ce39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4" table:style-name="L5"/>
          <table:covered-table-cell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married), False (divorced/widow)</text:p>
          </table:table-cell>
          <table:table-cell table:style-name="ce45" office:value-type="string">
            <text:p>AS78207.DCIVS (married/registered partner), False otherwise</text:p>
          </table:table-cell>
          <table:table-cell table:style-name="Mapping" office:value-type="string">
            <text:p>Date(CivilStatusStartDate, CivilStatusStartDateUncertainty) if married, false otherwise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4" table:style-name="L5"/>
          <table:covered-table-cell table:style-name="Default"/>
          <table:table-cell office:value-type="string">
            <text:p>date(JY64000V.CIVILSTAND_TS,JY64000V.CIVILSTAND_UM) if dead/separated/divorced/widow, False if married</text:p>
          </table:table-cell>
          <table:table-cell office:value-type="string">
            <text:p>DTCIV.HAENSLUT (married), DTCIV.HAENST (divorced/widow)</text:p>
          </table:table-cell>
          <table:table-cell table:style-name="ce45" office:value-type="string">
            <text:p>False (married/registered partner), AS78207.DCIVS otherwise</text:p>
          </table:table-cell>
          <table:table-cell table:style-name="Mapping" office:value-type="string">
            <text:p>Date(CivilStatusStartDate, CivilStatusStartDateUncertainty) if divorced/widow/dead, false otherwise</text:p>
          </table:table-cell>
        </table:table-row>
        <table:table-row table:style-name="ro17">
          <table:table-cell table:number-columns-repeated="2"/>
          <table:table-cell table:style-name="ce2" office:value-type="string" table:number-columns-spanned="8" table:number-rows-spanned="1">
            <text:p>Boern </text:p>
          </table:table-cell>
          <table:covered-table-cell table:number-columns-repeated="7"/>
          <table:table-cell table:style-name="L3" table:number-columns-repeated="2"/>
          <table:table-cell table:style-name="ce52" office:value-type="string">
            <text:p>(AN08010.SVARPERSONER where type='B' ) or (AS78207.EPNRBRN)</text:p>
          </table:table-cell>
          <table:table-cell table:style-name="L3" office:value-type="string">
            <text:p>Children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200V.PERSONNUMMER)</text:p>
          </table:table-cell>
          <table:table-cell office:value-type="string">
            <text:p>UUID(DTBOERN.PNRBARN)</text:p>
          </table:table-cell>
          <table:table-cell office:value-type="string">
            <text:p>UUID(SVARPERSONER.personnummer) or UUID(AS78207.EPNRBRN)</text:p>
          </table:table-cell>
          <table:table-cell table:style-name="Mapping" office:value-type="string">
            <text:p>UUID(Child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0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table-cell table:style-name="L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Bopaelssamling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Af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ErstatningFor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Fader</text:p>
          </table:table-cell>
          <table:covered-table-cell table:number-columns-repeated="10"/>
          <table:table-cell table:style-name="L3" office:value-type="string">
            <text:p>Only if ParentsInformation.Fa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FAR)</text:p>
          </table:table-cell>
          <table:table-cell office:value-type="string">
            <text:p>UUID(DTTOTAL.FAR)</text:p>
          </table:table-cell>
          <table:table-cell office:value-type="string">
            <text:p>UUID(AS78207.EPNRFAR)</text:p>
          </table:table-cell>
          <table:table-cell table:style-name="Mapping" office:value-type="string">
            <text:p>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FatherDate, ParentsInformation.Fa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Foraeldremyndighedsboern</text:p>
          </table:table-cell>
          <table:covered-table-cell table:number-columns-repeated="7" table:style-name="L3"/>
          <table:table-cell table:number-columns-repeated="3" table:style-name="L3" office:value-type="string">
            <text:p>Null</text:p>
          </table:table-cell>
          <table:table-cell table:style-name="L3"/>
        </table:table-row>
        <table:table-row table:style-name="ro17">
          <table:table-cell table:number-columns-repeated="2"/>
          <table:table-cell office:value-type="string" table:number-columns-spanned="8" table:number-rows-spanned="1">
            <text:p>Foraeldremyndighed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ce52" office:value-type="string">
            <text:p>Only if ParentalAuthority.RelationPNR or Parent with a 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6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ParentalAuthority.RelationPNR) or UUID(ParentsInformation.MotherPNR) or UUID(ParentsInformation.Fa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ParentalAuthority.CustodyEndDat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LokalUdvidelse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1" table:number-rows-spanned="1">
            <text:p>Moder</text:p>
          </table:table-cell>
          <table:covered-table-cell table:number-columns-repeated="10"/>
          <table:table-cell table:style-name="L3" office:value-type="string">
            <text:p>Only if ParentsInformation.Mother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UMMER_MOR)</text:p>
          </table:table-cell>
          <table:table-cell office:value-type="string">
            <text:p>UUID(DTTOTAL.MOR)</text:p>
          </table:table-cell>
          <table:table-cell office:value-type="string">
            <text:p>UUID(AS78207.EPNRMOR)</text:p>
          </table:table-cell>
          <table:table-cell table:style-name="Mapping" office:value-type="string">
            <text:p>UUID(ParentsInformation.Mother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Virkning</text:p>
          </table:table-cell>
          <table:covered-table-cell table:number-columns-repeated="6" table:style-name="Default"/>
          <table:covered-table-cell table:number-columns-repeated="3"/>
          <table:covered-table-cell table:style-name="Mapping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Date(ParentsInformation.MotherDate, ParentsInformation.MotherDateUncertainty)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False</text:p>
          </table:table-cell>
          <table:table-cell table:style-name="Mapping" office:value-type="string">
            <text:p>False</text:p>
          </table:table-cell>
        </table:table-row>
        <table:table-row table:style-name="ro16">
          <table:table-cell table:number-columns-repeated="2"/>
          <table:table-cell table:style-name="ce2" office:value-type="string" table:number-columns-spanned="8" table:number-rows-spanned="1">
            <text:p>RegistreretPartner</text:p>
          </table:table-cell>
          <table:covered-table-cell table:number-columns-repeated="7"/>
          <table:table-cell table:style-name="L3" table:number-columns-repeated="2"/>
          <table:table-cell table:style-name="L3" office:value-type="string">
            <text:p>Null</text:p>
          </table:table-cell>
          <table:table-cell table:style-name="ce52" office:value-type="string">
            <text:p>CurrentCivilStatus and HistoricalCivilStatus(CorrectionMarker=' ') - only if SpousePNR has value and CivilStatus is P,O or L – or D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office:value-type="string">
            <text:p>UUID(JY64000V.PERSONNR_AGTEFALLE)</text:p>
          </table:table-cell>
          <table:table-cell office:value-type="string">
            <text:p>UUID(DTCIV.AEGTEPNR)</text:p>
          </table:table-cell>
          <table:table-cell office:value-type="string">
            <text:p>(N/A)</text:p>
          </table:table-cell>
          <table:table-cell table:style-name="Mapping" office:value-type="string">
            <text:p>UUID(CurrentCivilStatus.SpousePNR)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/>
          <table:table-cell table:style-name="ce50"/>
          <table:table-cell table:style-name="L4" table:number-columns-repeated="2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2" office:value-type="string">
            <text:p>Null</text:p>
          </table:table-cell>
          <table:table-cell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office:value-type="string">
            <text:p>date(JY64000V.CIVILSTAND_TS,JY64000V.CIVILSTAND_UM) if married, False if dead/divorced/widow</text:p>
          </table:table-cell>
          <table:table-cell office:value-type="string">
            <text:p>DTCIV.HAENST (partner), False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registered partner, false otherwise</text:p>
          </table:table-cell>
        </table:table-row>
        <table:table-row table:style-name="ro8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office:value-type="string">
            <text:p>date(JY64000V.CIVILSTAND_TS,JY64000V.CIVILSTAND_UM) if dead/abolition/longest, False if married</text:p>
          </table:table-cell>
          <table:table-cell office:value-type="string">
            <text:p>DTCIV.HAENSLUT (partner), DTCIV.HAENST (abolition/longest)</text:p>
          </table:table-cell>
          <table:table-cell office:value-type="string">
            <text:p>(N/A)</text:p>
          </table:table-cell>
          <table:table-cell table:style-name="Mapping" office:value-type="string">
            <text:p>Date(CivilStatusStartDate, CivilStatusStartDateUncertainty) if abolition/longest living/dead, false otherwise</text:p>
          </table:table-cell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ForPersonen</text:p>
          </table:table-cell>
          <table:covered-table-cell table:number-columns-repeated="7"/>
          <table:table-cell table:number-columns-repeated="3" office:value-type="string">
            <text:p>Null</text:p>
          </table:table-cell>
          <table:table-cell table:style-name="Mapping"/>
        </table:table-row>
        <table:table-row table:style-name="ro3">
          <table:table-cell table:number-columns-repeated="2"/>
          <table:table-cell office:value-type="string" table:number-columns-spanned="8" table:number-rows-spanned="1">
            <text:p>RetligHandleevneVaergemaalsindehaver</text:p>
          </table:table-cell>
          <table:covered-table-cell table:number-columns-repeated="7"/>
          <table:table-cell table:number-columns-repeated="3" table:style-name="L3" office:value-type="string">
            <text:p>Null</text:p>
          </table:table-cell>
          <table:table-cell table:style-name="L3" office:value-type="string">
            <text:p>Only if Disempowerment.RelationPNR has valu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CommentText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7" table:number-rows-spanned="1">
            <text:p>ReferenceID</text:p>
          </table:table-cell>
          <table:covered-table-cell table:number-columns-repeated="6" table:style-name="Default"/>
          <table:table-cell table:number-columns-repeated="3" office:value-type="string">
            <text:p>(N/A)</text:p>
          </table:table-cell>
          <table:table-cell table:style-name="Mapping" office:value-type="string">
            <text:p>UUID(Disempowerment.RelationPNR)</text:p>
          </table:table-cell>
        </table:table-row>
        <table:table-row table:style-name="ro3">
          <table:table-cell table:number-columns-repeated="3"/>
          <table:table-cell table:style-name="ce4" office:value-type="string" table:number-columns-spanned="7" table:number-rows-spanned="1">
            <text:p>Virkning</text:p>
          </table:table-cell>
          <table:covered-table-cell table:number-columns-repeated="6" table:style-name="ce11"/>
          <table:table-cell table:style-name="L4" table:number-columns-repeated="4"/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AktoerRef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CommentTex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Fra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RelationPNRStartDate</text:p>
          </table:table-cell>
        </table:table-row>
        <table:table-row table:style-name="ro3">
          <table:table-cell table:number-columns-repeated="4"/>
          <table:table-cell table:style-name="ce7" office:value-type="string" table:number-columns-spanned="6" table:number-rows-spanned="1">
            <text:p>TilTidspunkt</text:p>
          </table:table-cell>
          <table:covered-table-cell table:number-columns-repeated="5" table:style-name="L5"/>
          <table:table-cell table:number-columns-repeated="3" office:value-type="string">
            <text:p>(N/A)</text:p>
          </table:table-cell>
          <table:table-cell table:style-name="Mapping" office:value-type="string">
            <text:p>Disempowerment.DisempowermentEndDate</text:p>
          </table:table-cell>
        </table:table-row>
        <table:table-row table:style-name="ro15">
          <table:table-cell/>
          <table:table-cell office:value-type="string" table:number-columns-spanned="9" table:number-rows-spanned="1">
            <text:p>Tidspunkt</text:p>
          </table:table-cell>
          <table:covered-table-cell table:number-columns-repeated="8"/>
          <table:table-cell office:value-type="string">
            <text:p>Max(</text:p>
            <text:p>date(FODSELSREG_DATO,FODSELSREG_UM),</text:p>
            <text:p>CPR_FOLKEKIRKE_TS,</text:p>
            <text:p>CPR_PERSON_TS,</text:p>
            <text:p>date(PERSONNR_MRK_DATO,PERSONNR_MRK_UM),</text:p>
            <text:p>date(KOM_TILFLYTDATO,KOM_TILFLYT_UM)</text:p>
            <text:p>)</text:p>
          </table:table-cell>
          <table:table-cell office:value-type="string">
            <text:p>Max(</text:p>
            <text:p>DTNAVNE.MYTAJDTO,</text:p>
            <text:p>DTNAVNE.AJFDTO,</text:p>
            <text:p>DTPERSBO.AJFDTO</text:p>
            <text:p>)</text:p>
          </table:table-cell>
          <table:table-cell office:value-type="string">
            <text:p>Max(</text:p>
            <text:p>AS78207.DADR,</text:p>
            <text:p>AS78207.DUMYND,</text:p>
            <text:p>AS78207.DINDV,</text:p>
            <text:p>AS78207.DCIVS,</text:p>
            <text:p>AS78207.DFADSKB,</text:p>
            <text:p>AS78207.DTILFL,</text:p>
            <text:p>AS78207.DSTATUS</text:p>
            <text:p>)</text:p>
          </table:table-cell>
          <table:table-cell table:style-name="Mapping" office:value-type="string">
            <text:p>StartRecord.ProductionDate</text:p>
          </table:table-cell>
        </table:table-row>
        <table:table-row table:style-name="ro3">
          <table:table-cell/>
          <table:table-cell table:style-name="ce1" office:value-type="string" table:number-columns-spanned="13" table:number-rows-spanned="1">
            <text:p>TilstandListe</text:p>
          </table:table-cell>
          <table:covered-table-cell table:number-columns-repeated="11"/>
          <table:covered-table-cell table:style-name="Mapping"/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CivilStatus</text:p>
          </table:table-cell>
          <table:covered-table-cell table:number-columns-repeated="10"/>
          <table:covered-table-cell table:style-name="Mapping"/>
        </table:table-row>
        <table:table-row table:style-name="ro8">
          <table:table-cell table:number-columns-repeated="3"/>
          <table:table-cell office:value-type="string" table:number-columns-spanned="7" table:number-rows-spanned="1">
            <text:p>CivilStatusKode</text:p>
          </table:table-cell>
          <table:covered-table-cell table:number-columns-repeated="6"/>
          <table:table-cell office:value-type="string">
            <text:p>JY64000V.CIVILSTAND</text:p>
          </table:table-cell>
          <table:table-cell office:value-type="string">
            <text:p>DTTOTAL.CIVST</text:p>
          </table:table-cell>
          <table:table-cell office:value-type="string">
            <text:p>AS78207.CCIVS</text:p>
          </table:table-cell>
          <table:table-cell table:style-name="Mapping" office:value-type="string">
            <text:p>Separatet (CurrentSeparation not null), CurrentCivilStatus.CivilStatus otherwise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style-name="ce12"/>
          <table:covered-table-cell table:style-name="ce18"/>
          <table:covered-table-cell table:style-name="ce25"/>
          <table:covered-table-cell table:style-name="ce31"/>
          <table:covered-table-cell table:style-name="ce36"/>
          <table:covered-table-cell table:style-name="ce40"/>
          <table:covered-table-cell table:number-columns-repeated="4" table:style-name="ce43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11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CIVILSTAND_TS,JY64000V.CIVILSTAND_UM)</text:p>
          </table:table-cell>
          <table:table-cell office:value-type="string">
            <text:p>DTTOTAL.CIHAENST</text:p>
          </table:table-cell>
          <table:table-cell office:value-type="string">
            <text:p>AS78207.DCIVS</text:p>
          </table:table-cell>
          <table:table-cell table:style-name="Mapping" office:value-type="string">
            <text:p>Date(CurrentSeparation.SeparationStartDate, CurrentSeparation.SeparationStartDateUncertainty) if CurrentSeparation not null, Date(CurrentCivilStatus.CivilStatusStartDate, CurrentCivilStatus.CivilStatusStartDateUncertainty) otherwise</text:p>
          </table:table-cell>
        </table:table-row>
        <table:table-row table:style-name="ro3">
          <table:table-cell table:number-columns-repeated="2"/>
          <table:table-cell table:style-name="ce2" office:value-type="string" table:number-columns-spanned="12" table:number-rows-spanned="1">
            <text:p>LivStatus</text:p>
          </table:table-cell>
          <table:covered-table-cell table:number-columns-repeated="10"/>
          <table:covered-table-cell table:style-name="ce43"/>
        </table:table-row>
        <table:table-row table:style-name="ro3">
          <table:table-cell table:number-columns-repeated="3"/>
          <table:table-cell office:value-type="string" table:number-columns-spanned="7" table:number-rows-spanned="1">
            <text:p>LivStatusKode</text:p>
          </table:table-cell>
          <table:covered-table-cell table:number-columns-repeated="6"/>
          <table:table-cell office:value-type="string">
            <text:p>JY64000V.BORGERSTATUS_KODE</text:p>
          </table:table-cell>
          <table:table-cell office:value-type="string">
            <text:p>DTTOTAL.STATUS</text:p>
          </table:table-cell>
          <table:table-cell office:value-type="string">
            <text:p>AS78207.CSTATUK,AS78207.CSTATUC</text:p>
          </table:table-cell>
          <table:table-cell table:style-name="Mapping" office:value-type="string">
            <text:p>PersonInformation.Status</text:p>
          </table:table-cell>
        </table:table-row>
        <table:table-row table:style-name="ro3">
          <table:table-cell table:number-columns-repeated="3"/>
          <table:table-cell table:style-name="ce3" office:value-type="string" table:number-columns-spanned="11" table:number-rows-spanned="1">
            <text:p>TilstandVirkning</text:p>
          </table:table-cell>
          <table:covered-table-cell table:number-columns-repeated="9"/>
          <table:covered-table-cell table:style-name="Mapping"/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AktoerRef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3">
          <table:table-cell table:number-columns-repeated="4"/>
          <table:table-cell office:value-type="string" table:number-columns-spanned="6" table:number-rows-spanned="1">
            <text:p>CommentText</text:p>
          </table:table-cell>
          <table:covered-table-cell table:number-columns-repeated="5"/>
          <table:table-cell table:number-columns-repeated="3" office:value-type="string">
            <text:p>Null</text:p>
          </table:table-cell>
          <table:table-cell table:style-name="Mapping" office:value-type="string">
            <text:p>Null</text:p>
          </table:table-cell>
        </table:table-row>
        <table:table-row table:style-name="ro8">
          <table:table-cell table:number-columns-repeated="4"/>
          <table:table-cell office:value-type="string" table:number-columns-spanned="6" table:number-rows-spanned="1">
            <text:p>FraTidspunkt</text:p>
          </table:table-cell>
          <table:covered-table-cell table:number-columns-repeated="5"/>
          <table:table-cell office:value-type="string">
            <text:p>date(JY64000V.BORGERSTATUS_TS, JY64000V.BORGERSTATUS_UM)</text:p>
          </table:table-cell>
          <table:table-cell office:value-type="string">
            <text:p>DTTOTAL.STHAENST</text:p>
          </table:table-cell>
          <table:table-cell office:value-type="string">
            <text:p>AS78207.DSTATUS</text:p>
          </table:table-cell>
          <table:table-cell table:style-name="Mapping" office:value-type="string">
            <text:p>Date (PersonInformation.StatusStartDate, PersonInformation.StatusDateUncertainty)</text:p>
          </table:table-cell>
        </table:table-row>
        <table:table-row table:style-name="ro3">
          <table:table-cell/>
          <table:table-cell office:value-type="string" table:number-columns-spanned="9" table:number-rows-spanned="1">
            <text:p>Virkning</text:p>
          </table:table-cell>
          <table:covered-table-cell table:number-columns-repeated="8"/>
          <table:table-cell table:style-name="ce44" office:value-type="string" table:number-columns-spanned="4" table:number-rows-spanned="1">
            <text:p>(Array of all objects of type Virkning or TilstandVirkning in the RegistreringType object)</text:p>
          </table:table-cell>
          <table:covered-table-cell table:number-columns-repeated="3" table:style-name="ce43"/>
        </table:table-row>
        <table:table-row table:style-name="ro3" table:number-rows-repeated="104836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8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goe UI" svg:font-family="'Segoe UI'"/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ar" style:country-complex="EG"/>
    </style:default-style>
    <number:text-style style:name="N100">
      <number:text-content/>
    </number:text-style>
    <number:currency-style style:name="N10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 style:data-style-name="N100">
      <style:table-cell-properties style:text-align-source="fix" style:repeat-content="false" style:vertical-justify="auto"/>
      <style:paragraph-properties fo:text-align="start" css3t:text-justify="auto"/>
      <style:text-properties fo:color="#000000"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1" style:family="table-cell" style:parent-style-name="Default">
      <style:table-cell-properties fo:background-color="#59827f"/>
      <style:text-properties fo:font-size="15pt" fo:font-style="italic" fo:font-weight="bold" style:font-size-asian="20pt" style:font-size-complex="20pt"/>
    </style:style>
    <style:style style:name="L2" style:family="table-cell" style:parent-style-name="Default">
      <style:table-cell-properties fo:background-color="#cfe7e5"/>
      <style:text-properties fo:font-size="15pt" style:font-size-asian="19pt" style:font-size-complex="19pt"/>
    </style:style>
    <style:style style:name="L3" style:family="table-cell" style:parent-style-name="Default">
      <style:table-cell-properties fo:background-color="#9caf91"/>
      <style:text-properties fo:font-size="14pt" fo:font-style="italic" fo:font-weight="bold" style:font-size-asian="18pt" style:font-size-complex="18pt"/>
    </style:style>
    <style:style style:name="L4" style:family="table-cell" style:parent-style-name="Default">
      <style:table-cell-properties fo:background-color="#c9ddd0" fo:wrap-option="wrap" style:vertical-justify="auto"/>
      <style:paragraph-properties css3t:text-justify="auto"/>
      <style:text-properties fo:font-size="14pt" style:font-size-asian="17pt" style:font-size-complex="17pt"/>
    </style:style>
    <style:style style:name="L5" style:family="table-cell" style:parent-style-name="Default">
      <style:table-cell-properties fo:background-color="#cccccc"/>
      <style:text-properties fo:font-size="13pt" fo:font-style="italic" fo:font-weight="normal" style:font-size-asian="16pt" style:font-size-complex="16pt"/>
    </style:style>
    <style:style style:name="L6" style:family="table-cell" style:parent-style-name="Default">
      <style:table-cell-properties fo:background-color="#d6dae2"/>
      <style:text-properties fo:font-size="13pt" style:font-size-asian="15pt" style:font-size-complex="15pt"/>
    </style:style>
    <style:style style:name="L7" style:family="table-cell" style:parent-style-name="Default">
      <style:table-cell-properties fo:background-color="#cccccc"/>
      <style:text-properties fo:font-size="12pt" fo:font-style="italic" style:font-size-asian="14pt" style:font-size-complex="14pt"/>
    </style:style>
    <style:style style:name="L8" style:family="table-cell" style:parent-style-name="Default">
      <style:table-cell-properties fo:background-color="#cfe7e5"/>
      <style:text-properties fo:font-size="12pt" style:font-size-asian="13pt" style:font-size-complex="13pt"/>
    </style:style>
    <style:style style:name="L9" style:family="table-cell" style:parent-style-name="Default">
      <style:table-cell-properties fo:background-color="#d8ddc4"/>
      <style:text-properties fo:font-size="12pt" fo:font-style="italic" style:font-size-asian="12pt" style:font-size-complex="12pt"/>
    </style:style>
    <style:style style:name="L10" style:family="table-cell" style:parent-style-name="Default">
      <style:table-cell-properties fo:background-color="#e6e6ff"/>
      <style:text-properties fo:font-size="12pt" style:font-size-asian="11pt" style:font-size-complex="11pt"/>
    </style:style>
    <style:style style:name="Mapping" style:family="table-cell" style:parent-style-name="Default">
      <style:table-cell-properties fo:background-color="transparent" fo:wrap-option="wrap" style:vertical-align="middle" style:vertical-justify="auto"/>
      <style:paragraph-properties css3t:text-justify="auto"/>
      <style:text-properties fo:color="#666666" style:font-name="Verdana" fo:font-size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22/11/2013</text:date>, <text:time>11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7:03:47.37</meta:creation-date>
    <dc:date>2013-11-22T11:56:47.90</dc:date>
    <meta:editing-duration>P1DT21H6M2S</meta:editing-duration>
    <meta:editing-cycles>84</meta:editing-cycles>
    <meta:generator>LibreOffice/3.4$Win32 LibreOffice_project/340m1$Build-103</meta:generator>
    <meta:document-statistic meta:table-count="3" meta:cell-count="912" meta:object-count="0"/>
  </office:meta>
</office:document-meta>
</file>